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3.4827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898in" fo:break-before="auto" style:use-optimal-row-height="true"/>
    </style:style>
    <style:style style:name="ro3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8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ff0000"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Introduction: Insertion Sort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Mergesort: Correctness and Running Tim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Partition and Quicksort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Designing Partition Scheme and Correctness</text:p>
          </table:table-cell>
          <table:table-cell table:style-name="ce9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Analysis of Quicksort Algorithm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Topological sort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Binary search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table:number-columns-repeated="3"/>
          <table:table-cell table:style-name="ce10"/>
          <table:table-cell table:style-name="ce9"/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Introduction + Rod Cutting Proble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Rod Cutting Problem: Memoization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Introduction to Greedy Algorithms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Greedy Interval Scheduling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Breadth First Search</text:p>
          </table:table-cell>
          <table:table-cell table:style-name="ce9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<text:s/>Week 2</text:p>
          </table:table-cell>
          <table:table-cell table:style-name="ce8" office:value-type="string" calcext:value-type="string">
            <text:p>Depth First Search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9" table:number-columns-repeated="2"/>
          <table:table-cell table:style-name="ce8" table:number-columns-repeated="2"/>
          <table:table-cell table:style-name="ce9"/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23:04:13.335692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3-24T00:20:41.025212951</dc:date>
    <meta:editing-duration>PT56M6S</meta:editing-duration>
    <meta:editing-cycles>4</meta:editing-cycles>
    <meta:generator>LibreOffice/7.0.1.2$MacOSX_X86_64 LibreOffice_project/7cbcfc562f6eb6708b5ff7d7397325de9e764452</meta:generator>
    <meta:document-statistic meta:table-count="1" meta:cell-count="104" meta:object-count="0"/>
  </office:meta>
</office:document-meta>
</file>